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UNWRITTEN GRACE OF GOD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UNWRITTEN GRACE OF GOD (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harisees' written letters of recommendatio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postle's living letters of recommendation (3:2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UNWRITTEN GRACE OF GOD (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UNVEILED GLORY OF GOD (3:7-1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UNVEILED GLORY OF GOD (3:7-18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law of Moses (3:7, 9a, 10a, 11a, 13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aw of Moses (3:7, 9a, 10a, 11a, 13-15)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t was accompanied by a fading glory (3:7, 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t was temporary (3:11a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It led to death (3:9a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It functioned as a veil, restricting God's glory (3:13-14a, 1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It prevented Christlikeness in the lives of unsaved Jews and Gentiles (3:14b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UNVEILED GLORY OF GOD (3:7-18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law of Moses (3:7, 9a, 10a, 11a, 13-15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gospel of grace (3:8, 9b, 10b, 11b-12, 16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gospel of grace (3:8, 9b, 10b, 11b-12, 16-18)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It is accompanied by an unfading glory (3:10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It is eternal (3:11b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It leads to life (3:8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It functions as a mirror, reflecting God's glory (3:16-18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t produces Christlikeness in the lives of saved Jews and Gentiles (3:9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t produces boldness (3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UNVEILED GLORY OF GOD (3:7-18):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law of Moses (3:7, 9a, 10a, 11a, 13-1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gospel of grace (3:8, 9b, 10b, 11b-12, 16-1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CORINTHIANS 3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UNWRITTEN GRACE OF GOD (3:1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UNVEILED GLORY OF GOD (3:7-1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3 </dc:title>
    <meta:initial-creator>David STRICKLAND</meta:initial-creator>
    <dc:creator>David STRICKLAND</dc:creator>
    <meta:creation-date>2020-02-22T17:28:31Z</meta:creation-date>
    <dc:date>2020-02-22T17:28:31Z</dc:date>
    <meta:template xlink:href="BibleStudy" xlink:type="simple"/>
    <meta:editing-cycles>1</meta:editing-cycles>
    <meta:editing-duration>PT0S</meta:editing-duration>
    <meta:document-statistic meta:paragraph-count="32" meta:word-count="333"/>
  </office:meta>
</office:document-meta>
</file>